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8pt" style:font-size-asian="18pt" style:font-size-complex="18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start" style:justify-single-word="false" fo:break-before="page"/>
      <style:text-properties fo:font-size="16pt" style:font-size-asian="16pt" style:font-size-complex="16pt"/>
    </style:style>
    <style:style style:name="P5" style:family="paragraph" style:parent-style-name="Standard">
      <style:paragraph-properties fo:text-align="start" style:justify-single-word="false"/>
      <style:text-properties fo:font-size="16pt"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ne étrange lettre</text:p>
      <text:p text:style-name="P1"/>
      <text:p text:style-name="P3">Chaque joueur recevra une lettre en son nom frappée d'un cachet étrange représentant une hydre (voir page suivante). L'Auberge des Affreux n'est rien d'autre qu'un repère caché sous la ville, dans les banlieu salles d'Orkane. Elle est le repère d'une guilde singulière nommé l'Hydre au but simple: empêcher un ancien mal de se réveiller. Cependant, il y a peu, l'Hydre a failli à sa tâche, en effet, Abbadon, démon de la destruction s'est réveillé et les anciens de l'Hydre n'ont malheureusment pas réussit à leur contenir. Par chance, ils sont quand même parvenu à grandement l'affaiblir afin de donner du temps à l'Hydre. Prévenir Ernest n'aura servit à rien. Pour l'instant seule l'Hydre se dressera devant le Destructeur, et c'est un combat perdu d'avance. L'Hydre recrute donc des talents prometteurs à l'aide de leur puissant oracle afin de les envoyer quérir de l'aide à travers le monde.</text:p>
      <text:p text:style-name="P3"/>
      <text:p text:style-name="P3">Une fois arrivé dans l'Auberge, on redirigera les personnages vers le tableau des quêtes. Chaque quêtes semble donner l'occasion de rallié des âmes à la causes.</text:p>
      <text:p text:style-name="P4">Salutations,</text:p>
      <text:p text:style-name="P3"/>
      <text:p text:style-name="P3"/>
      <text:p text:style-name="P3">Je vous convis à une réunion durant la prochaine demi-lune à l'adresse suivante: <text:s/>1 rue de la Serpentine, à l'Auberge des Affreux.</text:p>
      <text:p text:style-name="P3"/>
      <text:p text:style-name="P3">Nous vous attendons avec impatience.</text:p>
      <text:p text:style-name="P3"/>
      <text:p text:style-name="P3"/>
      <text:p text:style-name="P3">L'Hydre.</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0M32S</meta:editing-duration>
    <meta:editing-cycles>24</meta:editing-cycles>
    <meta:generator>OpenOffice/4.1.5$Win32 OpenOffice.org_project/415m1$Build-9789</meta:generator>
    <dc:date>2018-11-01T15:34:06.72</dc:date>
    <dc:creator>Thibault Martin-Teyssier</dc:creator>
    <meta:document-statistic meta:table-count="0" meta:image-count="0" meta:object-count="0" meta:page-count="2" meta:paragraph-count="7" meta:word-count="205" meta:character-count="1259"/>
    <meta:user-defined meta:name="Info 1"/>
    <meta:user-defined meta:name="Info 2"/>
    <meta:user-defined meta:name="Info 3"/>
    <meta:user-defined meta:name="Info 4"/>
  </office:meta>
</office:document-meta>
</file>